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Mangal1" svg:font-family="Mangal"/>
    <style:font-face style:name="Lohit Hindi" svg:font-family="'Lohit Hindi', DFMincho-UB" style:font-pitch="variable"/>
    <style:font-face style:name="WenQuanYi Micro Hei" svg:font-family="'WenQuanYi Micro Hei', DFMincho-UB" style:font-pitch="variable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2pt" fo:language="pt" fo:country="BR" fo:font-weight="bold" officeooo:rsid="001e8c29" officeooo:paragraph-rsid="001e8c29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language="pt" fo:country="BR" fo:font-weight="bold" officeooo:rsid="002089fb" officeooo:paragraph-rsid="002089fb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justify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officeooo:paragraph-rsid="002089fb" fo:hyphenate="false" fo:hyphenation-remain-char-count="2" fo:hyphenation-push-char-count="2"/>
    </style:style>
    <style:style style:name="P4" style:family="paragraph" style:parent-style-name="Standard" style:list-style-name="L2">
      <style:paragraph-properties fo:text-align="justify" style:justify-single-word="false"/>
      <style:text-properties officeooo:paragraph-rsid="0029e213"/>
    </style:style>
    <style:style style:name="P5" style:family="paragraph" style:parent-style-name="Standard" style:list-style-name="L2">
      <style:paragraph-properties fo:text-align="justify" style:justify-single-word="false"/>
      <style:text-properties officeooo:paragraph-rsid="002baf3f"/>
    </style:style>
    <style:style style:name="P6" style:family="paragraph" style:parent-style-name="Standard" style:list-style-name="L2">
      <style:paragraph-properties fo:text-align="justify" style:justify-single-word="false"/>
      <style:text-properties officeooo:paragraph-rsid="002f090a"/>
    </style:style>
    <style:style style:name="P7" style:family="paragraph" style:parent-style-name="Standard" style:list-style-name="L2">
      <style:paragraph-properties fo:text-align="justify" style:justify-single-word="false"/>
      <style:text-properties officeooo:paragraph-rsid="00312754"/>
    </style:style>
    <style:style style:name="P8" style:family="paragraph" style:parent-style-name="Standard" style:list-style-name="L2">
      <style:paragraph-properties fo:text-align="justify" style:justify-single-word="false"/>
      <style:text-properties officeooo:paragraph-rsid="0031b665"/>
    </style:style>
    <style:style style:name="P9" style:family="paragraph" style:parent-style-name="Standard" style:list-style-name="L2">
      <style:paragraph-properties fo:text-align="justify" style:justify-single-word="false"/>
      <style:text-properties officeooo:paragraph-rsid="0033b36b"/>
    </style:style>
    <style:style style:name="P10" style:family="paragraph" style:parent-style-name="Standard" style:list-style-name="L2">
      <style:paragraph-properties fo:text-align="justify" style:justify-single-word="false"/>
      <style:text-properties officeooo:paragraph-rsid="00361ce7"/>
    </style:style>
    <style:style style:name="P11" style:family="paragraph" style:parent-style-name="Standard" style:list-style-name="L2">
      <style:paragraph-properties fo:text-align="justify" style:justify-single-word="false"/>
      <style:text-properties officeooo:paragraph-rsid="0037101c"/>
    </style:style>
    <style:style style:name="P12" style:family="paragraph" style:parent-style-name="Standard" style:list-style-name="L2">
      <style:paragraph-properties fo:text-align="justify" style:justify-single-word="false"/>
      <style:text-properties officeooo:paragraph-rsid="003b05f0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Liberation Serif" fo:font-size="12pt" officeooo:paragraph-rsid="00208a5f" style:font-size-asian="12pt" style:font-size-complex="12pt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Liberation Serif" fo:font-size="12pt" fo:font-weight="bold" officeooo:rsid="0023a232" officeooo:paragraph-rsid="0023a232" style:font-size-asian="12pt" style:font-weight-asian="bold" style:font-size-complex="12pt" style:font-weight-complex="bold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Liberation Serif" fo:font-size="12pt" fo:font-weight="bold" officeooo:rsid="002564f0" officeooo:paragraph-rsid="002564f0" style:font-size-asian="12pt" style:font-weight-asian="bold" style:font-size-complex="12pt" style:font-weight-complex="bold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Liberation Serif" fo:font-size="12pt" fo:font-weight="bold" officeooo:rsid="0026aed9" officeooo:paragraph-rsid="0026aed9" style:font-size-asian="12pt" style:font-weight-asian="bold" style:font-size-complex="12pt" style:font-weight-complex="bold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Liberation Serif" fo:font-size="12pt" fo:font-weight="bold" officeooo:rsid="0027fca1" officeooo:paragraph-rsid="0027fca1" style:font-size-asian="12pt" style:font-weight-asian="bold" style:font-size-complex="12pt" style:font-weight-complex="bold"/>
    </style:style>
    <style:style style:name="P18" style:family="paragraph" style:parent-style-name="Standard" style:master-page-name="Standard">
      <style:paragraph-properties fo:text-align="justify" style:justify-single-word="false" style:page-number="auto"/>
      <style:text-properties style:font-name="Times New Roman" fo:font-size="12pt" fo:language="pt" fo:country="BR" fo:font-weight="bold" officeooo:rsid="0003521b" officeooo:paragraph-rsid="001e8c29" style:font-size-asian="12pt" style:font-weight-asian="bold" style:font-size-complex="12pt" style:font-weight-complex="bold"/>
    </style:style>
    <style:style style:name="T1" style:family="text">
      <style:text-properties style:font-name="Times New Roman" fo:font-size="12pt" fo:language="pt" fo:country="BR" fo:font-weight="bold" officeooo:rsid="002089fb" style:font-size-asian="12pt" style:font-weight-asian="bold" style:font-size-complex="12pt" style:font-weight-complex="bold"/>
    </style:style>
    <style:style style:name="T2" style:family="text">
      <style:text-properties officeooo:rsid="001e8c29"/>
    </style:style>
    <style:style style:name="T3" style:family="text">
      <style:text-properties fo:color="#00000a" style:font-name="Times New Roman" fo:font-size="12pt" fo:language="pt" fo:country="BR" fo:font-weight="bold" officeooo:rsid="002089fb" style:letter-kerning="true" style:font-name-asian="WenQuanYi Micro Hei" style:font-size-asian="12pt" style:language-asian="zh" style:country-asian="CN" style:font-weight-asian="bold" style:font-name-complex="Lohit Hindi" style:font-size-complex="12pt" style:language-complex="hi" style:country-complex="IN" style:font-weight-complex="bold"/>
    </style:style>
    <style:style style:name="T4" style:family="text">
      <style:text-properties fo:color="#00000a" style:font-name="Times New Roman" fo:font-size="12pt" fo:language="pt" fo:country="BR" fo:font-weight="bold" officeooo:rsid="0003521b" style:letter-kerning="true" style:font-name-asian="WenQuanYi Micro Hei" style:font-size-asian="12pt" style:language-asian="zh" style:country-asian="CN" style:font-weight-asian="bold" style:font-name-complex="Lohit Hindi" style:font-size-complex="12pt" style:language-complex="hi" style:country-complex="IN" style:font-weight-complex="bold"/>
    </style:style>
    <style:style style:name="T5" style:family="text">
      <style:text-properties fo:color="#00000a" style:font-name="Times New Roman" fo:font-size="12pt" fo:language="pt" fo:country="BR" fo:font-weight="bold" officeooo:rsid="003cae39" style:letter-kerning="true" style:font-name-asian="WenQuanYi Micro Hei" style:font-size-asian="12pt" style:language-asian="zh" style:country-asian="CN" style:font-weight-asian="bold" style:font-name-complex="Lohit Hindi" style:font-size-complex="12pt" style:language-complex="hi" style:country-complex="IN" style:font-weight-complex="bold"/>
    </style:style>
    <style:style style:name="T6" style:family="text">
      <style:text-properties style:font-name="Liberation Serif" fo:font-size="12pt" fo:font-weight="bold" officeooo:rsid="0029e213" style:font-size-asian="12pt" style:font-weight-asian="bold" style:font-size-complex="12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7fca1" style:font-weight-asian="normal" style:font-weight-complex="normal"/>
    </style:style>
    <style:style style:name="T9" style:family="text">
      <style:text-properties fo:font-weight="normal" officeooo:rsid="0029e213" style:font-weight-asian="normal" style:font-weight-complex="normal"/>
    </style:style>
    <style:style style:name="T10" style:family="text">
      <style:text-properties fo:font-weight="normal" officeooo:rsid="002baf3f" style:font-weight-asian="normal" style:font-weight-complex="normal"/>
    </style:style>
    <style:style style:name="T11" style:family="text">
      <style:text-properties fo:font-weight="normal" officeooo:rsid="002f090a" style:font-weight-asian="normal" style:font-weight-complex="normal"/>
    </style:style>
    <style:style style:name="T12" style:family="text">
      <style:text-properties fo:font-weight="normal" officeooo:rsid="00332565" style:font-weight-asian="normal" style:font-weight-complex="normal"/>
    </style:style>
    <style:style style:name="T13" style:family="text">
      <style:text-properties fo:font-weight="normal" officeooo:rsid="0037101c" style:font-weight-asian="normal" style:font-weight-complex="normal"/>
    </style:style>
    <style:style style:name="T14" style:family="text">
      <style:text-properties fo:font-weight="normal" officeooo:rsid="003a2b42" style:font-weight-asian="normal" style:font-weight-complex="normal"/>
    </style:style>
    <style:style style:name="T15" style:family="text">
      <style:text-properties fo:font-weight="normal" officeooo:rsid="003b05f0" style:font-weight-asian="normal" style:font-weight-complex="normal"/>
    </style:style>
    <style:style style:name="T16" style:family="text">
      <style:text-properties officeooo:rsid="002089fb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e8c29" style:font-weight-asian="bold" style:font-weight-complex="bold"/>
    </style:style>
    <style:style style:name="T19" style:family="text">
      <style:text-properties fo:font-weight="bold" officeooo:rsid="002baf3f" style:font-weight-asian="bold" style:font-weight-complex="bold"/>
    </style:style>
    <style:style style:name="T20" style:family="text">
      <style:text-properties fo:font-weight="bold" officeooo:rsid="002f090a" style:font-weight-asian="bold" style:font-weight-complex="bold"/>
    </style:style>
    <style:style style:name="T21" style:family="text">
      <style:text-properties fo:font-weight="bold" officeooo:rsid="00312754" style:font-weight-asian="bold" style:font-weight-complex="bold"/>
    </style:style>
    <style:style style:name="T22" style:family="text">
      <style:text-properties fo:font-weight="bold" officeooo:rsid="0031b665" style:font-weight-asian="bold" style:font-weight-complex="bold"/>
    </style:style>
    <style:style style:name="T23" style:family="text">
      <style:text-properties fo:font-weight="bold" officeooo:rsid="0033b36b" style:font-weight-asian="bold" style:font-weight-complex="bold"/>
    </style:style>
    <style:style style:name="T24" style:family="text">
      <style:text-properties fo:font-weight="bold" officeooo:rsid="00361ce7" style:font-weight-asian="bold" style:font-weight-complex="bold"/>
    </style:style>
    <style:style style:name="T25" style:family="text">
      <style:text-properties fo:font-weight="bold" officeooo:rsid="0037101c" style:font-weight-asian="bold" style:font-weight-complex="bold"/>
    </style:style>
    <style:style style:name="T26" style:family="text">
      <style:text-properties fo:font-weight="bold" officeooo:rsid="003b05f0" style:font-weight-asian="bold" style:font-weight-complex="bold"/>
    </style:style>
    <style:style style:name="T27" style:family="text">
      <style:text-properties fo:font-weight="bold" officeooo:rsid="00208a5f" style:font-weight-asian="bold" style:font-weight-complex="bold"/>
    </style:style>
    <style:style style:name="T28" style:family="text">
      <style:text-properties fo:font-weight="bold" officeooo:rsid="003cae39" style:font-weight-asian="bold" style:font-weight-complex="bold"/>
    </style:style>
    <style:style style:name="T29" style:family="text">
      <style:text-properties officeooo:rsid="00208a5f"/>
    </style:style>
    <style:style style:name="T30" style:family="text">
      <style:text-properties officeooo:rsid="0021d43d"/>
    </style:style>
    <style:style style:name="T31" style:family="text">
      <style:text-properties officeooo:rsid="0037101c"/>
    </style:style>
    <style:style style:name="T32" style:family="text">
      <style:text-properties officeooo:rsid="003b05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0">INSTITUTO FEDERAL DE GOIÁS – <text:span text:style-name="T2">CÂMPUS GOIÂNIA</text:span></text:h>
      <text:h text:style-name="P1" text:outline-level="10">CURSO: BACHARELADO EM SISTEMAS DE INFORMAÇÃO </text:h>
      <text:h text:style-name="P2" text:outline-level="10"><text:span text:style-name="Strong_20_Emphasis"><text:span text:style-name="T17">DISCIPLINA: </text:span></text:span><text:span text:style-name="Strong_20_Emphasis"><text:span text:style-name="T18">TEORIA GERAL DA ADMINISTRAÇÃO – </text:span></text:span><text:span text:style-name="Strong_20_Emphasis"><text:span text:style-name="T28">PROFª: BERENICE</text:span></text:span></text:h>
      <text:h text:style-name="P3" text:outline-level="10"><text:span text:style-name="T3">ALUNO: </text:span><text:span text:style-name="T4">JOÃO MANOEL LEITE RIBEIRO NOGUEIRA – </text:span><text:span text:style-name="T5">20131011090230</text:span></text:h>
      <text:h text:style-name="P2" text:outline-level="10">LISTA COM OS SIGNIFICADOS DE 15 TERMOS <text:span text:style-name="T29">ESCOLHIDOS</text:span>:</text:h>
      <text:list xml:id="list9061563342426336664" text:style-name="L2">
        <text:list-item>
          <text:h text:style-name="P13" text:outline-level="10"><text:span text:style-name="T27">LIDERANÇA:</text:span><text:span text:style-name="T29"> Atrair pessoas, influenciando-as, comandando-as, treinando-as, sendo exemplo.</text:span></text:h>
        </text:list-item>
        <text:list-item>
          <text:h text:style-name="P14" text:outline-level="10">MARKETING: <text:span text:style-name="T7">Estabelece e mantém o relacionamento de uma organização com os seus clientes, objetiva sempre melhorar este relacionamento.</text:span></text:h>
        </text:list-item>
        <text:list-item>
          <text:h text:style-name="P15" text:outline-level="10">MISSÃO:<text:span text:style-name="T7"> Poder dado a alguém para cumprir uma determinada tarefa, perseguindo um alvo, tendo uma meta a cumprir.</text:span></text:h>
        </text:list-item>
        <text:list-item>
          <text:h text:style-name="P16" text:outline-level="10">EFICIÊNCIA:<text:span text:style-name="T7"> </text:span><text:span text:style-name="T8">atingir os resultados com um mínimo de esforço e recursos disponíveis.</text:span></text:h>
        </text:list-item>
        <text:list-item>
          <text:h text:style-name="P17" text:outline-level="10">INTELIGÊNCIA EMOCIONAL: <text:span text:style-name="T9">O modo como gerenciamos as nossas emoções e a dos outros, motivando a nós mesmos e as pessoas ao nosso redor.</text:span></text:h>
        </text:list-item>
        <text:list-item>
          <text:h text:style-name="P4" text:outline-level="10"><text:span text:style-name="T6">JUST IN TIME: </text:span><text:span text:style-name="T7">é um sistema de administração da produção que determina que nada deve ser produzido, transportado ou comprado antes da hora certa.</text:span><text:span text:style-name="T10">]</text:span></text:h>
        </text:list-item>
        <text:list-item>
          <text:h text:style-name="P5" text:outline-level="10"><text:span text:style-name="T19">CONTROLE DE QUALIDADE:</text:span><text:span text:style-name="T10"> </text:span><text:span text:style-name="T7">é uma medida adotada por organizações de diferentes segmentos em todo mundo para definir padrões em procedimentos, políticas e ações, de maneira uniforme. É um sistema que considera o grau de satisfação do consumidor, acionistas, funcionários, fornecedores e sociedade, como um todo.</text:span></text:h>
        </text:list-item>
        <text:list-item>
          <text:h text:style-name="P6" text:outline-level="10"><text:span text:style-name="T20">BUROCRACIA:</text:span><text:span text:style-name="T11"> </text:span><text:span text:style-name="T7">é um conceito administrativo amplamente usado, caracterizado principalmente por um sistema hierárquico, com alta divisão de responsabilidade, onde seus membros executam invariavelmente regras e procedimentos padrões, como engrenagens de uma máquina.</text:span></text:h>
        </text:list-item>
        <text:list-item>
          <text:h text:style-name="P7" text:outline-level="10"><text:span text:style-name="T21">PRODUTIVIDADE: </text:span><text:span text:style-name="T7">é o </text:span><text:span text:style-name="Strong_20_Emphasis"><text:span text:style-name="T7">resultado daquilo que é produtivo</text:span></text:span><text:span text:style-name="T7">, ou seja, </text:span><text:span text:style-name="Strong_20_Emphasis"><text:span text:style-name="T7">do que se produz, do que é rentável</text:span></text:span><text:span text:style-name="T7">. É a relação entre os meios, recursos utilizados e a produção final.</text:span></text:h>
        </text:list-item>
        <text:list-item>
          <text:h text:style-name="P8" text:outline-level="10"><text:span text:style-name="T22">BRAINSTORMING: </text:span><text:span text:style-name="Strong_20_Emphasis"><text:span text:style-name="T7">tempestade cerebra</text:span></text:span><text:span text:style-name="T7">l ou </text:span><text:span text:style-name="Strong_20_Emphasis"><text:span text:style-name="T7">tempestade de ideias</text:span></text:span><text:span text:style-name="T7">. </text:span><text:span text:style-name="T12">É</text:span><text:span text:style-name="T7"> uma </text:span><text:span text:style-name="Strong_20_Emphasis"><text:span text:style-name="T7">dinâmica de grupo</text:span></text:span><text:span text:style-name="T7"> que é usada em várias empresas como uma técnica para </text:span><text:span text:style-name="Strong_20_Emphasis"><text:span text:style-name="T7">resolver problemas específicos</text:span></text:span><text:span text:style-name="T7">, para </text:span><text:span text:style-name="Strong_20_Emphasis"><text:span text:style-name="T7">desenvolver novas ideias ou projetos</text:span></text:span><text:span text:style-name="T7">, para </text:span><text:span text:style-name="Strong_20_Emphasis"><text:span text:style-name="T7">juntar informação</text:span></text:span><text:span text:style-name="T7"> e para </text:span><text:span text:style-name="Strong_20_Emphasis"><text:span text:style-name="T7">estimular o pensamento criativo</text:span></text:span><text:span text:style-name="T7">.</text:span></text:h>
        </text:list-item>
        <text:list-item>
          <text:h text:style-name="P9" text:outline-level="10"><text:span text:style-name="T23">REVOLUÇÃO INDUSTRIAL: </text:span>foi a transição para novos processos de manufatura no período entre 1760 a algum momento entre 1820 e 1840. Esta transformação incluiu a transição de métodos de produção artesanais para a produção por máquinas, a fabricação de novos produtos químicos, novos processos de produção de ferro, maior eficiência da energia da água, o uso crescente da energia a vapor e o desenvolvimento das máquinas-ferramentas, além da substituição da madeira e de outros biocombustíveis pelo carvão.</text:h>
        </text:list-item>
        <text:list-item>
          <text:h text:style-name="P10" text:outline-level="10"><text:span text:style-name="T24">PLANEJAMENTO ESTRATÉGICO: </text:span><text:span text:style-name="T7">o ato de </text:span><text:span text:style-name="Strong_20_Emphasis"><text:span text:style-name="T7">pensar e fazer planos de uma maneira estratégica. É uma área do planejamento empresarial, que facilita a gestão de uma empresa. O planejamento estratégico auxilia na definição de objetivos e estratégias para alcançar esses objetivos, sendo por isso, uma parte crucial do empreendedorismo.</text:span></text:span></text:h>
        </text:list-item>
        <text:list-item>
          <text:h text:style-name="P11" text:outline-level="10"><text:span text:style-name="Strong_20_Emphasis"><text:span text:style-name="T25">HIERARQUIA: </text:span></text:span><text:span text:style-name="Strong_20_Emphasis"><text:span text:style-name="T13">é representada pelos diferentes níveis de comando encontrados dentro de uma organização. Apesar de possuírem autonomia, estão em parte, interligados entre si. </text:span></text:span><text:span text:style-name="Strong_20_Emphasis"><text:span text:style-name="T14">A hierarquia é</text:span></text:span><text:span text:style-name="Strong_20_Emphasis"><text:span text:style-name="T13"> geralmente estabelecida obedecendo a três diferentes áreas: estratégica, tática e operacional. </text:span></text:span></text:h>
        </text:list-item>
        <text:list-item>
          <text:h text:style-name="P12" text:outline-level="10"><text:span text:style-name="Strong_20_Emphasis"><text:span text:style-name="T26">MOTIVAÇÃO: </text:span></text:span><text:span text:style-name="Strong_20_Emphasis"><text:span text:style-name="T15">é um impulso que faz com que as pessoas ajam para atingir seus objetivos. A motivação empresarial, ou seja, a capacidade de motivar cada elemento de uma empresa é essencial para o seu sucesso. </text:span></text:span></text:h>
        </text:list-item>
        <text:list-item>
          <text:h text:style-name="P12" text:outline-level="10"><text:span text:style-name="Strong_20_Emphasis"><text:span text:style-name="T26">PROCESSO ADMINISTRATIVO: </text:span></text:span><text:span text:style-name="Strong_20_Emphasis"><text:span text:style-name="T15">O planejamento, a organização a direção e o controle, considerados separadamente, constituem as funções administrativas; quando visualizadas no conjunto para o alcance dos objetivos, elas formam o processo administrativo.</text:span></text:span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Mangal1" svg:font-family="Mangal"/>
    <style:font-face style:name="Lohit Hindi" svg:font-family="'Lohit Hindi', DFMincho-UB" style:font-pitch="variable"/>
    <style:font-face style:name="WenQuanYi Micro Hei" svg:font-family="'WenQuanYi Micro Hei', DFMincho-UB" style:font-pitch="variable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roman" style:font-pitch-asian="variable" style:font-size-asian="18pt" style:font-style-asian="normal" style:font-weight-asian="normal" style:font-name-complex="Liberation Sans1" style:font-family-complex="'Liberation Sans'" style:font-family-generic-complex="roman" style:font-pitch-complex="variable" style:font-size-complex="12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8:53:56.668000000</meta:creation-date>
    <dc:date>2016-01-18T19:49:44.197000000</dc:date>
    <meta:editing-duration>PT1H14M58S</meta:editing-duration>
    <meta:editing-cycles>26</meta:editing-cycles>
    <meta:generator>LibreOffice/4.3.7.2$Windows_x86 LibreOffice_project/8a35821d8636a03b8bf4e15b48f59794652c68ba</meta:generator>
    <meta:document-statistic meta:table-count="0" meta:image-count="0" meta:object-count="0" meta:page-count="1" meta:paragraph-count="20" meta:word-count="527" meta:character-count="3527" meta:non-whitespace-character-count="3029"/>
  </office:meta>
</office:document-meta>
</file>